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7b5bf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style:font-name="Arial1" officeooo:rsid="325a12c2" style:font-name-asian="Arial1"/>
    </style:style>
    <style:style style:name="T6" style:family="text">
      <style:text-properties officeooo:rsid="325a12c2"/>
    </style:style>
    <style:style style:name="T7" style:family="text">
      <style:text-properties officeooo:rsid="356134fc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4" style:family="text">
      <style:text-properties fo:color="#1c1c1c"/>
    </style:style>
    <style:style style:name="T15" style:family="text">
      <style:text-properties fo:color="#1c1c1c" officeooo:rsid="356134fc"/>
    </style:style>
    <style:style style:name="T16" style:family="text">
      <style:text-properties officeooo:rsid="2fa2d5a6" style:font-name-complex="標楷體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3589680b" style:font-name-asian="標楷體1"/>
    </style:style>
    <style:style style:name="T20" style:family="text">
      <style:text-properties style:font-name="標楷體1" officeooo:rsid="358ee9ba"/>
    </style:style>
    <style:style style:name="T21" style:family="text">
      <style:text-properties style:font-name="標楷體1" officeooo:rsid="2f7a955a"/>
    </style:style>
    <style:style style:name="T22" style:family="text">
      <style:text-properties officeooo:rsid="35a9c6de"/>
    </style:style>
    <style:style style:name="T23" style:family="text">
      <style:text-properties officeooo:rsid="35b254b3"/>
    </style:style>
    <style:style style:name="T24" style:family="text">
      <style:text-properties officeooo:rsid="35b254b3" style:font-name-asian="Arial1"/>
    </style:style>
    <style:style style:name="T25" style:family="text">
      <style:text-properties officeooo:rsid="35e0d1ee" style:font-name-asian="Arial1"/>
    </style:style>
    <style:style style:name="T26" style:family="text">
      <style:text-properties officeooo:rsid="2f7a955a"/>
    </style:style>
    <style:style style:name="T27" style:family="text">
      <style:text-properties officeooo:rsid="35e0d1ee"/>
    </style:style>
    <style:style style:name="T28" style:family="text">
      <style:text-properties officeooo:rsid="35feb741"/>
    </style:style>
    <style:style style:name="T29" style:family="text">
      <style:text-properties style:font-name="標楷體1" style:font-name-asian="標楷體1"/>
    </style:style>
    <style:style style:name="T30" style:family="text">
      <style:text-properties style:font-name="標楷體1" officeooo:rsid="35a9c6de" style:font-name-asian="標楷體1"/>
    </style:style>
    <style:style style:name="T31" style:family="text">
      <style:text-properties style:font-name="標楷體1" officeooo:rsid="35feb74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90274957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4">我知道的是自己無知。</text:p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16">理型論。</text:p>
                </text:list-item>
                <text:list-item>
                  <text:p text:style-name="P16">理型世界 <text:span text:style-name="T5">↔</text:span><text:span text:style-name="T6"> 不生不滅、數學幾何的三角形。</text:span></text:p>
                </text:list-item>
                <text:list-item>
                  <text:p text:style-name="P17">現實世界 <text:span text:style-name="T5">↔</text:span><text:span text:style-name="T6"> 會生會滅、</text:span>現實世界<text:span text:style-name="T6">的三角形</text:span>。</text:p>
                </text:list-item>
              </text:list>
            </text:list-item>
            <text:list-item>
              <text:p text:style-name="P15">對立論證法。</text:p>
            </text:list-item>
            <text:list-item>
              <text:p text:style-name="P18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42"><text:span text:style-name="T16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亞里斯多德</text:span><text:span text:style-name="T16">）</text:span></text:p>
            </text:list-item>
            <text:list-item>
              <text:p text:style-name="P19">工具論。</text:p>
              <text:list>
                <text:list-item>
                  <text:p text:style-name="P3">三段論。</text:p>
                  <text:list>
                    <text:list-item>
                      <text:p text:style-name="P19">明顯例子，行星 會繞著 恆星 轉。</text:p>
                      <text:list>
                        <text:list-item>
                          <text:p text:style-name="P19">地球 是 行星。</text:p>
                        </text:list-item>
                        <text:list-item>
                          <text:p text:style-name="P19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19">第一原理 <text:span text:style-name="T25">↔</text:span><text:span text:style-name="T27"> 公理、（只能被驗證、無法被證明 是正確的）正確的原理、假想是正確的原理</text:span>。</text:p>
                  <text:list>
                    <text:list-item>
                      <text:p text:style-name="P19">第一原理 只能從 經驗 歸納 出來。</text:p>
                    </text:list-item>
                    <text:list-item>
                      <text:p text:style-name="P19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19">形而上學（書名）。</text:p>
              <text:list>
                <text:list-item>
                  <text:p text:style-name="P20">形而上學 是<text:span text:style-name="T10">（</text:span>亞里斯多德<text:span text:style-name="T8"> </text:span><text:span text:style-name="T10">認定的）</text:span>第一哲學。</text:p>
                  <text:list>
                    <text:list-item>
                      <text:p text:style-name="P20">研究 比 物理學 更根本的 事物。</text:p>
                      <text:list>
                        <text:list-item>
                          <text:p text:style-name="P21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18">本身</text:span><text:span text:style-name="T3">)</text:span><text:span text:style-name="T18">。</text:span></text:p>
                          <text:list>
                            <text:list-item>
                              <text:p text:style-name="P22">明顯例子，<text:span text:style-name="T17">(F</text:span><text:span text:style-name="T20">=ma)</text:span><text:span text:style-name="T17">(</text:span>本身<text:span text:style-name="T20">)</text:span>、為什麼<text:span text:style-name="T17">(F</text:span><text:span text:style-name="T20">=ma)</text:span>存在、如何存在、該存在的本質是什麼。</text:p>
                              <text:list>
                                <text:list-item>
                                  <text:p text:style-name="P23">該存在的本質是什麼 是 該存在（能夠 存在）的 本質<text:span text:style-name="T19">、原因、根基 </text:span>是什麼。</text:p>
                                </text:list-item>
                                <text:list-item>
                                  <text:p text:style-name="P24">該存在的本質是什麼 是 該存在（無法不存在）的 本質<text:span text:style-name="T19">、原因、根基 </text:span>是什麼。</text:p>
                                </text:list-item>
                                <text:list-item>
                                  <text:p text:style-name="P25">該存在的本質是什麼 是 該存在（無法有時存在）的本質<text:span text:style-name="T19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26">明顯例子，該本質<text:span text:style-name="T18">(本身)</text:span>、為何該本質會存在、如何存在、該本質的本質是什麼。</text:p>
                            </text:list-item>
                            <text:list-item>
                              <text:p text:style-name="P27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37"><text:span text:style-name="T22">思考、決策、行動 → 快樂、幸福感、成就感</text:span>。</text:p>
                      <text:list>
                        <text:list-item>
                          <text:p text:style-name="P34"><text:span text:style-name="T22">感測、行動 得知、未知變已知 → 改變 認知、意識層、知識儲存 → 快樂、幸福感</text:span>。</text:p>
                        </text:list-item>
                        <text:list-item>
                          <text:p text:style-name="P19"><text:span text:style-name="T18">(求知慾 →</text:span><text:span text:style-name="T30"> 感測、行動 得知、未知變已知 →)</text:span><text:span text:style-name="T22">改變、交互作用 外在環境 → 快樂</text:span>。</text:p>
                        </text:list-item>
                        <text:list-item>
                          <text:p text:style-name="P35"><text:span text:style-name="T22">改變、交互作用 外在環境 → </text:span>賦予意義、認定有意義 →<text:span text:style-name="T28"> 快樂、幸福、成就感</text:span>。</text:p>
                          <text:list>
                            <text:list-item>
                              <text:p text:style-name="P33"><text:span text:style-name="T22">改變、交互作用 外在環境 →（對 該改變）</text:span>賦予意義、認定有意義 →<text:span text:style-name="T28"> 快樂</text:span>。</text:p>
                            </text:list-item>
                          </text:list>
                        </text:list-item>
                        <text:list-item>
                          <text:p text:style-name="P35">賦予意義、認定有意義 → <text:span text:style-name="T28">行動 → 快樂、幸福感、成就感</text:span>。</text:p>
                          <text:list>
                            <text:list-item>
                              <text:p text:style-name="P19">賦予意義、認定有意義 →<text:span text:style-name="T31">（(認定 自己 在為)</text:span><text:span text:style-name="T28">實現 該意</text:span><text:span text:style-name="T31">義(而)</text:span><text:span text:style-name="T28">）行動 → 快樂。</text:span></text:p>
                            </text:list-item>
                            <text:list-item>
                              <text:p text:style-name="P36">賦予意義、認定有意義 → <text:span text:style-name="T28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22">解決問題、</text:span><text:span text:style-name="T4">做出</text:span><text:span text:style-name="T22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28">質料因、形式因、動力因、目的因。</text:p>
                    </text:list-item>
                    <text:list-item>
                      <text:p text:style-name="P28">明顯例子，小木屋。</text:p>
                      <text:list>
                        <text:list-item>
                          <text:p text:style-name="P28">質料因 <text:span text:style-name="T24">↔</text:span><text:span text:style-name="T23"> </text:span>木頭。</text:p>
                        </text:list-item>
                        <text:list-item>
                          <text:p text:style-name="P29">形式因 <text:span text:style-name="T24">↔</text:span><text:span text:style-name="T23"> </text:span>屋身、屋頂。</text:p>
                        </text:list-item>
                        <text:list-item>
                          <text:p text:style-name="P29">動力因 <text:span text:style-name="T24">↔</text:span><text:span text:style-name="T23"> </text:span>建築工人（把 木頭 打造成 屋身、屋頂、小木屋）。</text:p>
                        </text:list-item>
                        <text:list-item>
                          <text:p text:style-name="P30">目的因 <text:span text:style-name="T24">↔</text:span><text:span text:style-name="T23">（</text:span>小木屋 讓 觀光客<text:span text:style-name="T23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38">明顯例子，潛能<text:span text:style-name="T26"> </text:span><text:span text:style-name="T24">↔</text:span> 即將、有機率 長葉、開花（的 樹木、種子）。</text:p>
                    </text:list-item>
                    <text:list-item>
                      <text:p text:style-name="P38">明顯例子，實現<text:span text:style-name="T26"> </text:span><text:span text:style-name="T24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39"><text:span text:style-name="T26">明顯例子，</text:span>存在<text:span text:style-name="T21">(</text:span><text:span text:style-name="T26">本身</text:span><text:span text:style-name="T20">)</text:span><text:span text:style-name="T26">、為什麼</text:span><text:span text:style-name="T21">(</text:span>存在<text:span text:style-name="T20">)</text:span><text:span text:style-name="T26">存在、</text:span><text:span text:style-name="T21">(</text:span>存在<text:span text:style-name="T20">)</text:span><text:span text:style-name="T26">如何存在、該存在的本質是什麼</text:span>。</text:p>
                    </text:list-item>
                  </text:list>
                </text:list-item>
                <text:list-item>
                  <text:p text:style-name="P40">實體。</text:p>
                  <text:list>
                    <text:list-item>
                      <text:p text:style-name="P41">實體<text:span text:style-name="T26"> </text:span><text:span text:style-name="T24">↔</text:span><text:span text:style-name="T23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bookmark-start text:name="尼采"/>尼采<text:bookmark-end text:name="尼采"/></text:p>
          <text:list>
            <text:list-item>
              <text:p text:style-name="P42"><text:span text:style-name="T16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尼采</text:span><text:span text:style-name="T16">）</text:span></text:p>
            </text:list-item>
            <text:list-item>
              <text:p text:style-name="P31">查拉圖斯特拉如是說。</text:p>
              <text:list>
                <text:list-item>
                  <text:p text:style-name="P31">超人哲學。</text:p>
                  <text:list>
                    <text:list-item>
                      <text:p text:style-name="P31">超人。</text:p>
                      <text:list>
                        <text:list-item>
                          <text:p text:style-name="P31">人是應當被超越的東西。</text:p>
                          <text:list>
                            <text:list-item>
                              <text:p text:style-name="P31">人 要 彌補缺陷、趨向完美。</text:p>
                            </text:list-item>
                          </text:list>
                        </text:list-item>
                        <text:list-item>
                          <text:p text:style-name="P31">超越 自我。</text:p>
                          <text:list>
                            <text:list-item>
                              <text:p text:style-name="P31">人 要超越 自我，變成 超人。</text:p>
                            </text:list-item>
                            <text:list-item>
                              <text:p text:style-name="P32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31"><text:span text:style-name="T14">我要 →</text:span><text:span text:style-name="T15"> </text:span><text:span text:style-name="T7">我是</text:span>。</text:p>
                          <text:list>
                            <text:list-item>
                              <text:p text:style-name="P31">動機、驅動力，<text:span text:style-name="T14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超人 <text:span text:style-name="T5">↔</text:span><text:span text:style-name="T10">（</text:span><text:span text:style-name="T11">人類</text:span><text:span text:style-name="T8"> </text:span><text:span text:style-name="T10">認定的）</text:span><text:span text:style-name="T9">佛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0:36:00.347000000</dc:date>
    <meta:editing-duration>P21DT4H47M22S</meta:editing-duration>
    <meta:editing-cycles>12834</meta:editing-cycles>
    <meta:document-statistic meta:table-count="0" meta:image-count="0" meta:object-count="0" meta:page-count="1" meta:paragraph-count="103" meta:word-count="1858" meta:character-count="2186" meta:non-whitespace-character-count="1973"/>
  </office:meta>
</office:document-meta>
</file>